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requency-response_shure-vp89s" table:style-name="ta1">
        <table:shapes>
          <draw:frame draw:z-index="0" draw:style-name="gr1" draw:text-style-name="P1" svg:width="26.192cm" svg:height="2.98cm" svg:x="4.78cm" svg:y="0.452cm">
            <draw:object draw:notify-on-update-of-ranges="'frequency-response_shure-vp89s'.A1:'frequency-response_shure-vp89s'.A26 'frequency-response_shure-vp89s'.B1:'frequency-response_shure-vp89s'.B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5.5" calcext:value-type="float">
            <text:p>-5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6.3" calcext:value-type="float">
            <text:p>-6.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6.2" calcext:value-type="float">
            <text:p>-6.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3.7" calcext:value-type="float">
            <text:p>-3.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2.7" calcext:value-type="float">
            <text:p>-2.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.3" calcext:value-type="float">
            <text:p>-1.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5" calcext:value-type="float">
            <text:p>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3T14:10:31.694035766</dc:date>
    <meta:editing-duration>PT12M33S</meta:editing-duration>
    <meta:editing-cycles>2</meta:editing-cycles>
    <meta:generator>LibreOffice/24.2.2.2$Linux_X86_64 LibreOffice_project/420$Build-2</meta:generator>
    <meta:document-statistic meta:table-count="1" meta:cell-count="5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minimum="10" chart:maximum="20000" chart:origin="0" chart:interval-major="1" chart:interval-minor-divis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193cm" svg:height="2.981cm" xlink:href=".." xlink:type="simple" chart:class="chart:scatter" chart:style-name="ch1">
        <chart:plot-area chart:style-name="ch2" table:cell-range-address="'frequency-response_shure-vp89s'.A1:'frequency-response_shure-vp89s'.B26" svg:x="0.523cm" svg:y="0.059cm" svg:width="25.147cm" svg:height="2.863cm">
          <chart:coordinate-region svg:x="1.065cm" svg:y="0.059cm" svg:width="24.605cm" svg:height="2.66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frequency-response_shure-vp89s'.B1:'frequency-response_shure-vp89s'.B26" chart:class="chart:scatter">
            <chart:domain table:cell-range-address="'frequency-response_shure-vp89s'.A1:'frequency-response_shure-vp89s'.A26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frequency-response_shure-vp89s'.A1:'frequency-response_shure-vp89s'.A26</svg:desc>
                </draw:g>
              </table:table-cell>
              <table:table-cell office:value-type="float" office:value="-5.5">
                <text:p>-5.5</text:p>
                <draw:g>
                  <svg:desc>'frequency-response_shure-vp89s'.B1:'frequency-response_shure-vp89s'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-6.3">
                <text:p>-6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-6.2">
                <text:p>-6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-2.7">
                <text:p>-2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5">
                <text:p>15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">
                <text:p>20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0">
                <text:p>30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0">
                <text:p>400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0">
                <text:p>500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00">
                <text:p>600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00">
                <text:p>700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00">
                <text:p>800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0">
                <text:p>9000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">
                <text:p>1000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00">
                <text:p>1100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00">
                <text:p>1400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000">
                <text:p>18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00">
                <text:p>2000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